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261ed" officeooo:paragraph-rsid="000261e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261ed" officeooo:paragraph-rsid="000261ed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0261ed" officeooo:paragraph-rsid="000261ed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officeooo:rsid="000261ed" officeooo:paragraph-rsid="00048da8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officeooo:rsid="00048da8" officeooo:paragraph-rsid="00048da8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rsid="00068273" officeooo:paragraph-rsid="00068273" style:font-weight-asian="bold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4pt" fo:font-weight="normal" officeooo:rsid="000261ed" officeooo:paragraph-rsid="000261ed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officeooo:paragraph-rsid="0002bd43"/>
    </style:style>
    <style:style style:name="P9" style:family="paragraph" style:parent-style-name="Standard">
      <style:paragraph-properties fo:text-align="justify" style:justify-single-word="false"/>
      <style:text-properties fo:font-size="14pt" officeooo:paragraph-rsid="00068273"/>
    </style:style>
    <style:style style:name="P10" style:family="paragraph" style:parent-style-name="Standard">
      <style:paragraph-properties fo:text-align="justify" style:justify-single-word="false"/>
      <style:text-properties officeooo:paragraph-rsid="000261ed"/>
    </style:style>
    <style:style style:name="P11" style:family="paragraph" style:parent-style-name="Standard" style:list-style-name="L1">
      <style:paragraph-properties fo:margin-left="0.6252in" fo:margin-right="0in" fo:text-align="justify" style:justify-single-word="false" fo:text-indent="-0.25in" style:auto-text-indent="false">
        <style:tab-stops>
          <style:tab-stop style:position="0.0638in"/>
        </style:tab-stops>
      </style:paragraph-properties>
      <style:text-properties officeooo:paragraph-rsid="000261ed"/>
    </style:style>
    <style:style style:name="P12" style:family="paragraph" style:parent-style-name="Standard" style:list-style-name="L1">
      <style:paragraph-properties fo:margin-left="0.6252in" fo:margin-right="0in" fo:text-align="justify" style:justify-single-word="false" fo:text-indent="-0.25in" style:auto-text-indent="false">
        <style:tab-stops>
          <style:tab-stop style:position="0.0638in"/>
        </style:tab-stops>
      </style:paragraph-properties>
      <style:text-properties officeooo:paragraph-rsid="000261ed"/>
    </style:style>
    <style:style style:name="P13" style:family="paragraph" style:parent-style-name="Standard" style:list-style-name="L1">
      <style:paragraph-properties fo:margin-left="0.6252in" fo:margin-right="0in" fo:text-align="justify" style:justify-single-word="false" fo:text-indent="-0.25in" style:auto-text-indent="false">
        <style:tab-stops>
          <style:tab-stop style:position="0.0638in"/>
        </style:tab-stops>
      </style:paragraph-properties>
      <style:text-properties officeooo:rsid="000261ed" officeooo:paragraph-rsid="000261ed"/>
    </style:style>
    <style:style style:name="T1" style:family="text">
      <style:text-properties fo:font-size="14pt" fo:font-weight="normal" style:font-size-asian="12.25pt" style:font-weight-asian="normal" style:font-size-complex="14pt" style:font-weight-complex="normal"/>
    </style:style>
    <style:style style:name="T2" style:family="text">
      <style:text-properties fo:font-size="14pt" fo:font-weight="normal" officeooo:rsid="000261ed" style:font-size-asian="12.25pt" style:font-weight-asian="normal" style:font-size-complex="14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48da8" style:font-weight-asian="normal" style:font-weight-complex="normal"/>
    </style:style>
    <style:style style:name="T5" style:family="text">
      <style:text-properties fo:font-weight="normal" officeooo:rsid="00068273" style:font-weight-asian="normal" style:font-weight-complex="normal"/>
    </style:style>
    <style:style style:name="T6" style:family="text">
      <style:text-properties fo:font-weight="normal" officeooo:rsid="000261ed" style:font-size-asian="12.25pt" style:font-weight-asian="normal" style:font-size-complex="14pt" style:font-weight-complex="normal"/>
    </style:style>
    <style:style style:name="T7" style:family="text">
      <style:text-properties fo:font-weight="normal" officeooo:rsid="0002bd43" style:font-size-asian="12.25pt" style:font-weight-asian="normal" style:font-size-complex="14pt" style:font-weight-complex="normal"/>
    </style:style>
    <style:style style:name="T8" style:family="text">
      <style:text-properties fo:font-weight="normal" officeooo:rsid="00048da8" style:font-size-asian="12.25pt" style:font-weight-asian="normal" style:font-size-complex="14pt" style:font-weight-complex="normal"/>
    </style:style>
    <style:style style:name="T9" style:family="text">
      <style:text-properties style:font-name="Courier 10 Pitch" fo:font-weight="normal" officeooo:rsid="0002bd43" style:font-size-asian="12.25pt" style:font-weight-asian="normal" style:font-size-complex="14pt" style:font-weight-complex="normal"/>
    </style:style>
    <style:style style:name="T10" style:family="text">
      <style:text-properties style:font-name="Courier 10 Pitch" fo:font-weight="normal" officeooo:rsid="00048da8" style:font-size-asian="12.25pt" style:font-weight-asian="normal" style:font-size-complex="14pt" style:font-weight-complex="normal"/>
    </style:style>
    <style:style style:name="T11" style:family="text">
      <style:text-properties style:font-name="Courier 10 Pitch" officeooo:rsid="00068273"/>
    </style:style>
    <style:style style:name="T12" style:family="text">
      <style:text-properties fo:font-weight="bold" officeooo:rsid="000261ed" style:font-size-asian="12.25pt" style:font-weight-asian="bold" style:font-size-complex="14pt" style:font-weight-complex="bold"/>
    </style:style>
    <style:style style:name="T13" style:family="text">
      <style:text-properties officeooo:rsid="0006827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тчет по домашнему заданию</text:p>
      <text:p text:style-name="P7">Еремейкин Пётр </text:p>
      <text:p text:style-name="P7">мНоД16 ТМСС</text:p>
      <text:p text:style-name="P2">Постановка задачи:</text:p>
      <text:p text:style-name="P2"/>
      <text:list xml:id="list5705973951038469029" text:style-name="L1">
        <text:list-item>
          <text:p text:style-name="P11"><text:span text:style-name="T2">Для данных из UCI репозитория Mashroom Data Set рассмотреть различные варианты применения классификаторов, основанных на FCA. Данные: </text:span><text:a xlink:type="simple" xlink:href="http://archive.ics.uci.edu/ml/datasets/mushroom"><text:span text:style-name="T2">http://archive.ics.uci.edu/ml/datasets/mushroom</text:span></text:a><text:span text:style-name="T2"> </text:span></text:p>
        </text:list-item>
        <text:list-item>
          <text:p text:style-name="P11"><text:span text:style-name="T2">Для каждого варианта классификатора оценить качество и производительность</text:span></text:p>
        </text:list-item>
        <text:list-item>
          <text:p text:style-name="P13"><text:span text:style-name="T2">П</text:span><text:span text:style-name="T1">роанализировать возможные усовершенствования FCA методов</text:span></text:p>
        </text:list-item>
        <text:list-item>
          <text:p text:style-name="P11"><text:span text:style-name="T2">Разработать классификатор, позволяющий предсказывать класс гриба с высокой точностью (около 90%)</text:span></text:p>
        </text:list-item>
      </text:list>
      <text:p text:style-name="P10"/>
      <text:p text:style-name="P2">Способ тестирования классификаторов</text:p>
      <text:p text:style-name="P2"/>
      <text:p text:style-name="P8"><text:span text:style-name="T12"><text:tab/></text:span><text:bookmark-start text:name="__DdeLink__329_1088390441"/><text:span text:style-name="T6">Д</text:span><text:bookmark-end text:name="__DdeLink__329_1088390441"/><text:span text:style-name="T6">ля тестирования классификатора применяется метод кросс-валидации</text:span><text:span text:style-name="T7">, реализованный в файле </text:span><text:bookmark-start text:name="__DdeLink__331_1088390441"/><text:span text:style-name="T9">va</text:span><text:bookmark-end text:name="__DdeLink__331_1088390441"/><text:span text:style-name="T9">lidator.py</text:span><text:span text:style-name="T6">. </text:span><text:span text:style-name="T7">Как известно, при кросс-валидации все данные разбиваются на несколько частей, каждая из которых поочередно выступает в роли обучающей. Результат тестирования агрегируется при помощи класс</text:span><text:span text:style-name="T8">ов </text:span><text:span text:style-name="T10">ScoreCounter </text:span><text:span text:style-name="T8">(для отдельного запуска) и </text:span><text:span text:style-name="T10">Aggregator </text:span><text:span text:style-name="T8">(для запусков по всем частям), описанных в файле </text:span><text:span text:style-name="T10">aggregator.py</text:span><text:span text:style-name="T8">.</text:span></text:p>
      <text:p text:style-name="P8"/>
      <text:p text:style-name="P6">Представление данных</text:p>
      <text:p text:style-name="P8"/>
      <text:p text:style-name="P9"><text:tab/><text:span text:style-name="T13">Для заданного набора данных опробуем метод бинаризции, реализованный функцией </text:span><text:span text:style-name="T11">get_data</text:span><text:span text:style-name="T13"> в файле </text:span><text:span text:style-name="T11">data_preparation.py</text:span><text:span text:style-name="T13">. Применение этого метода приводит к существенному увеличению размерности данных с <text:s/>[8124 x 23] <text:s/>до [8124 x 118]. Такой рост приводит к снижению производительности, поэтому было принято отказаться от метода бинаризации и в последующием анализе рассматривать узорные структуры (pattern structures). </text:span></text:p>
      <text:p text:style-name="P8"/>
      <text:p text:style-name="P5">Возможность применения FCA методов, основанных на решетке <text:span text:style-name="T13">понятий</text:span></text:p>
      <text:p text:style-name="P3"/>
      <text:p text:style-name="P4"><text:span text:style-name="T3"><text:tab/></text:span><text:span text:style-name="T4">Рассмотрим возможность построения решетки </text:span><text:span text:style-name="T5">узорных</text:span><text:span text:style-name="T4"> понятий (pattern concepts) для полного </text:span><text:span text:style-name="T5">(</text:span><text:span text:style-name="T4">+</text:span><text:span text:style-name="T5">)</text:span><text:span text:style-name="T4"> или </text:span><text:span text:style-name="T5">(</text:span><text:span text:style-name="T4">–</text:span><text:span text:style-name="T5">)</text:span><text:span text:style-name="T4"> контекста </text:span><text:span text:style-name="T5">в зависимости от размера</text:span><text:span text:style-name="T4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5T23:49:05.140649211</meta:creation-date>
    <dc:date>2016-12-26T01:18:24.101749272</dc:date>
    <meta:editing-duration>PT25M7S</meta:editing-duration>
    <meta:editing-cycles>1</meta:editing-cycles>
    <meta:document-statistic meta:table-count="0" meta:image-count="0" meta:object-count="0" meta:page-count="1" meta:paragraph-count="14" meta:word-count="189" meta:character-count="1561" meta:non-whitespace-character-count="1382"/>
    <meta:generator>LibreOffice/4.2.8.2$Linux_X86_64 LibreOffice_project/420m0$Build-2</meta:generator>
  </office:meta>
</office:document-meta>
</file>